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ProfileManager.loadProfile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TestProfileManager.inform( UserEvent even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36">
            <text:p text:style-name="Table_20_Contents">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